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C000002160E103FF2411E7B64.png" manifest:media-type="image/png"/>
  <manifest:file-entry manifest:full-path="Pictures/10000200000001220000028A47DBA0F900B077F7.png" manifest:media-type="image/png"/>
  <manifest:file-entry manifest:full-path="Pictures/10000200000001170000010C7CED18B65052CC3C.png" manifest:media-type="image/png"/>
  <manifest:file-entry manifest:full-path="Pictures/10000201000000A3000000F44D54C0401AB62D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ff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00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dddddd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ff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1330fc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a933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ff8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f84ce4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ff8000" draw:marker-start-width="0.356cm" draw:marker-end-width="0.356cm" draw:fill="solid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f84ce4" draw:marker-start-width="0.356cm" draw:marker-end-width="0.356cm" draw:fill="solid" draw:textarea-vertical-align="middle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b2b2b2" draw:fill-color="#eeeeee" draw:textarea-horizontal-align="justify" draw:textarea-vertical-align="middle" draw:auto-grow-height="false" fo:min-height="0.582cm" fo:min-width="0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232cm"/>
    </style:style>
    <style:style style:name="gr16" style:family="graphic" style:parent-style-name="standard">
      <style:graphic-properties svg:stroke-width="0.018cm" svg:stroke-color="#666666" draw:marker-start-width="0.23cm" draw:marker-end-width="0.23cm" draw:fill-color="#eeeee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7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33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layout" svg:x1="8.782cm" svg:y1="10.909cm" svg:x2="4.168cm" svg:y2="11.794cm" svg:d="M8782 10909h-2307v885h-2307" svg:viewBox="0 0 4615 886">
          <text:p/>
        </draw:connector>
        <draw:frame draw:style-name="gr2" draw:text-style-name="P2" xml:id="id1" draw:id="id1" draw:layer="layout" svg:width="5.939cm" svg:height="8.89cm" draw:transform="rotate (-3.14159265358979) translate (25.865cm 16.154cm)">
          <draw:image xlink:href="Pictures/10000201000000A3000000F44D54C0401AB62DDF.png" xlink:type="simple" xlink:show="embed" xlink:actuate="onLoad" loext:mime-type="image/png">
            <text:p/>
          </draw:image>
        </draw:frame>
        <draw:frame draw:style-name="gr2" draw:text-style-name="P2" draw:layer="layout" svg:width="3.702cm" svg:height="3.556cm" svg:x="8.62cm" svg:y="8.888cm">
          <draw:image xlink:href="Pictures/10000200000001170000010C7CED18B65052CC3C.png" xlink:type="simple" xlink:show="embed" xlink:actuate="onLoad" loext:mime-type="image/png">
            <text:p/>
          </draw:image>
        </draw:frame>
        <draw:frame draw:style-name="gr2" draw:text-style-name="P2" draw:layer="layout" svg:width="2.159cm" svg:height="4.84cm" draw:transform="rotate (-3.14159265358979) translate (11.54cm 7.028cm)">
          <draw:image xlink:href="Pictures/10000200000001220000028A47DBA0F900B077F7.png" xlink:type="simple" xlink:show="embed" xlink:actuate="onLoad" loext:mime-type="image/png">
            <text:p/>
          </draw:image>
        </draw:frame>
        <draw:connector draw:style-name="gr3" draw:text-style-name="P1" draw:layer="layout" draw:line-skew="-1.596cm" svg:x1="9.652cm" svg:y1="7.184cm" svg:x2="4.175cm" svg:y2="12.063cm" svg:d="M9652 7184h-4334v4879h-1143" svg:viewBox="0 0 5478 4880">
          <text:p/>
        </draw:connector>
        <draw:connector draw:style-name="gr4" draw:text-style-name="P1" draw:layer="layout" draw:line-skew="0.363cm" svg:x1="8.782cm" svg:y1="11.354cm" svg:x2="4.175cm" svg:y2="12.444cm" svg:d="M8782 11354h-1940v1090h-2667" svg:viewBox="0 0 4608 1091">
          <text:p/>
        </draw:connector>
        <draw:connector draw:style-name="gr5" draw:text-style-name="P1" draw:layer="layout" draw:line-skew="-1.732cm" svg:x1="9.662cm" svg:y1="6.965cm" svg:x2="4.183cm" svg:y2="11.928cm" svg:d="M9662 6965h-4471v4963h-1008" svg:viewBox="0 0 5480 4964">
          <text:p/>
        </draw:connector>
        <draw:connector draw:style-name="gr6" draw:text-style-name="P1" draw:layer="layout" draw:line-skew="-1.345cm" svg:x1="9.659cm" svg:y1="7.569cm" svg:x2="4.175cm" svg:y2="12.3cm" svg:d="M9659 7569h-4087v4731h-1397" svg:viewBox="0 0 5485 4732">
          <text:p/>
        </draw:connector>
        <draw:connector draw:style-name="gr7" draw:text-style-name="P1" draw:layer="layout" draw:line-skew="-1.474cm" svg:x1="9.662cm" svg:y1="7.38cm" svg:x2="4.175cm" svg:y2="12.173cm" svg:d="M9662 7380h-4217v4793h-1270" svg:viewBox="0 0 5488 4794">
          <text:p/>
        </draw:connector>
        <draw:connector draw:style-name="gr1" draw:text-style-name="P1" draw:layer="layout" draw:line-skew="2.796cm" svg:x1="9.489cm" svg:y1="12.368cm" svg:x2="3.936cm" svg:y2="15.949cm" svg:d="M9489 12368h20v3581h-5573" svg:viewBox="0 0 5574 3582">
          <text:p/>
        </draw:connector>
        <draw:connector draw:style-name="gr3" draw:text-style-name="P1" draw:layer="layout" draw:line-skew="2.962cm" svg:x1="9.92cm" svg:y1="12.368cm" svg:x2="3.936cm" svg:y2="16.419cm" svg:d="M9920 12368h-30v4051h-5954" svg:viewBox="0 0 5985 4052">
          <text:p/>
        </draw:connector>
        <draw:connector draw:style-name="gr3" draw:text-style-name="P1" draw:layer="layout" svg:x1="11.725cm" svg:y1="17.195cm" svg:x2="9.9cm" svg:y2="16.419cm" svg:d="M11725 17195h-912v-776h-913" svg:viewBox="0 0 1826 777">
          <text:p/>
        </draw:connector>
        <draw:connector draw:style-name="gr1" draw:text-style-name="P1" draw:layer="layout" draw:line-skew="0.553cm" svg:x1="11.725cm" svg:y1="16.676cm" svg:x2="9.489cm" svg:y2="15.949cm" svg:d="M11725 16676h-565v-727h-1671" svg:viewBox="0 0 2237 728">
          <text:p/>
        </draw:connector>
        <draw:connector draw:style-name="gr1" draw:text-style-name="P1" draw:layer="layout" draw:line-skew="5.226cm" svg:x1="25.634cm" svg:y1="14.849cm" svg:x2="17.729cm" svg:y2="16.642cm" svg:d="M25634 14849h1274v1793h-9179" svg:viewBox="0 0 9180 1794">
          <text:p/>
        </draw:connector>
        <draw:connector draw:style-name="gr3" draw:text-style-name="P1" draw:layer="layout" draw:line-skew="5.354cm" svg:x1="25.629cm" svg:y1="14.73cm" svg:x2="17.733cm" svg:y2="17.131cm" svg:d="M25629 14730h1406v2401h-9302" svg:viewBox="0 0 9303 2402">
          <text:p/>
        </draw:connector>
        <draw:connector draw:style-name="gr1" draw:text-style-name="P1" draw:layer="layout" svg:x1="12.163cm" svg:y1="10.913cm" svg:x2="16.777cm" svg:y2="11.798cm" svg:d="M12163 10913h2307v885h2307" svg:viewBox="0 0 4615 886">
          <text:p/>
        </draw:connector>
        <draw:connector draw:style-name="gr3" draw:text-style-name="P1" draw:layer="layout" draw:line-skew="1.573cm" svg:x1="11.293cm" svg:y1="7.188cm" svg:x2="16.77cm" svg:y2="12.067cm" svg:d="M11293 7188h4312v4879h1165" svg:viewBox="0 0 5478 4880">
          <text:p/>
        </draw:connector>
        <draw:connector draw:style-name="gr4" draw:text-style-name="P1" draw:layer="layout" draw:line-skew="-0.386cm" svg:x1="12.163cm" svg:y1="11.358cm" svg:x2="16.77cm" svg:y2="12.448cm" svg:d="M12163 11358h1918v1090h2689" svg:viewBox="0 0 4608 1091">
          <text:p/>
        </draw:connector>
        <draw:connector draw:style-name="gr5" draw:text-style-name="P1" draw:layer="layout" draw:line-skew="1.709cm" svg:x1="11.283cm" svg:y1="6.969cm" svg:x2="16.762cm" svg:y2="11.932cm" svg:d="M11283 6969h4449v4963h1030" svg:viewBox="0 0 5480 4964">
          <text:p/>
        </draw:connector>
        <draw:connector draw:style-name="gr6" draw:text-style-name="P1" draw:layer="layout" draw:line-skew="1.323cm" svg:x1="11.286cm" svg:y1="7.573cm" svg:x2="16.77cm" svg:y2="12.304cm" svg:d="M11286 7573h4065v4731h1419" svg:viewBox="0 0 5485 4732">
          <text:p/>
        </draw:connector>
        <draw:connector draw:style-name="gr7" draw:text-style-name="P1" draw:layer="layout" draw:line-skew="1.451cm" svg:x1="11.283cm" svg:y1="7.384cm" svg:x2="16.77cm" svg:y2="12.177cm" svg:d="M11283 7384h4195v4793h1292" svg:viewBox="0 0 5488 4794">
          <text:p/>
        </draw:connector>
        <draw:connector draw:style-name="gr3" draw:text-style-name="P1" draw:layer="layout" draw:line-skew="-2.665cm" svg:x1="10.446cm" svg:y1="2.09cm" svg:x2="22.896cm" svg:y2="7.264cm" draw:end-shape="id1" svg:d="M10446 2090v-328h12450v5502" svg:viewBox="0 0 12451 5503">
          <text:p/>
        </draw:connector>
        <draw:connector draw:style-name="gr8" draw:text-style-name="P1" draw:layer="layout" draw:line-skew="2.981cm" svg:x1="8.235cm" svg:y1="7.875cm" svg:x2="10.806cm" svg:y2="12.292cm" svg:d="M8235 7875v5190h2571v-773" svg:viewBox="0 0 2572 5191">
          <text:p/>
        </draw:connector>
        <draw:connector draw:style-name="gr9" draw:text-style-name="P1" draw:layer="layout" draw:line-skew="3.322cm" svg:x1="8.032cm" svg:y1="7.713cm" svg:x2="11.008cm" svg:y2="12.281cm" svg:d="M8032 7713v5606h2976v-1038" svg:viewBox="0 0 2977 5607">
          <text:p/>
        </draw:connector>
        <draw:connector draw:style-name="gr9" draw:text-style-name="P1" draw:layer="layout" draw:line-skew="3.316cm" svg:x1="12.875cm" svg:y1="7.724cm" svg:x2="11.208cm" svg:y2="12.281cm" svg:d="M12875 7724v5595h-1667v-1038" svg:viewBox="0 0 1668 5596">
          <text:p/>
        </draw:connector>
        <draw:connector draw:style-name="gr8" draw:text-style-name="P1" draw:layer="layout" draw:line-skew="2.95cm" svg:x1="12.635cm" svg:y1="7.948cm" svg:x2="11.409cm" svg:y2="12.281cm" svg:d="M12635 7948v5117h-1226v-784" svg:viewBox="0 0 1227 5118">
          <text:p/>
        </draw:connector>
        <draw:line draw:style-name="gr10" draw:text-style-name="P1" draw:layer="layout" svg:x1="8.254cm" svg:y1="7.925cm" svg:x2="9.651cm" svg:y2="7.925cm">
          <text:p/>
        </draw:line>
        <draw:line draw:style-name="gr11" draw:text-style-name="P1" draw:layer="layout" svg:x1="7.98cm" svg:y1="7.741cm" svg:x2="9.651cm" svg:y2="7.741cm">
          <text:p/>
        </draw:line>
        <draw:line draw:style-name="gr10" draw:text-style-name="P1" draw:layer="layout" svg:x1="11.288cm" svg:y1="7.925cm" svg:x2="12.685cm" svg:y2="7.925cm">
          <text:p/>
        </draw:line>
        <draw:line draw:style-name="gr11" draw:text-style-name="P3" draw:layer="layout" svg:x1="11.272cm" svg:y1="7.741cm" svg:x2="12.923cm" svg:y2="7.741cm">
          <text:p/>
        </draw:line>
        <draw:frame draw:style-name="gr12" draw:text-style-name="P4" draw:layer="layout" svg:width="6.12cm" svg:height="4.369cm" svg:x="11.678cm" svg:y="15.427cm">
          <draw:image xlink:href="Pictures/10000201000002EC000002160E103FF2411E7B64.png" xlink:type="simple" xlink:show="embed" xlink:actuate="onLoad" loext:mime-type="image/png">
            <text:p/>
          </draw:image>
        </draw:frame>
        <draw:g>
          <draw:custom-shape draw:style-name="gr13" draw:text-style-name="P5" draw:layer="layout" svg:width="0.462cm" svg:height="0.832cm" svg:x="3.711cm" svg:y="11.7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6" draw:layer="layout" svg:width="0.047cm" svg:height="0.054cm" draw:transform="rotate (-1.5707963267949) translate (3.799cm 12.44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6" draw:layer="layout" svg:width="0.047cm" svg:height="0.054cm" draw:transform="rotate (-1.5707963267949) translate (3.799cm 12.31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6" draw:layer="layout" svg:width="0.046cm" svg:height="0.054cm" draw:transform="rotate (-1.5707963267949) translate (3.801cm 12.17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6" draw:layer="layout" svg:width="0.047cm" svg:height="0.054cm" draw:transform="rotate (-1.5707963267949) translate (3.801cm 12.0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6" draw:layer="layout" svg:width="0.046cm" svg:height="0.054cm" draw:transform="rotate (-1.5707963267949) translate (3.803cm 11.90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6" draw:layer="layout" svg:width="0.046cm" svg:height="0.054cm" draw:transform="rotate (-1.5707963267949) translate (3.803cm 11.7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layout" svg:width="0.968cm" svg:height="0.092cm" draw:transform="rotate (1.5707963267949) translate (4.114cm 12.613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" draw:text-style-name="P5" draw:layer="layout" svg:width="0.093cm" svg:height="0.251cm" draw:transform="rotate (-1.5707963267949) translate (4.046cm 12.4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layout" svg:width="0.092cm" svg:height="0.251cm" draw:transform="rotate (-1.5707963267949) translate (4.046cm 12.28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layout" svg:width="0.093cm" svg:height="0.25cm" draw:transform="rotate (-1.5707963267949) translate (4.051cm 12.15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layout" svg:width="0.093cm" svg:height="0.25cm" draw:transform="rotate (-1.5707963267949) translate (4.051cm 12.01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layout" svg:width="0.092cm" svg:height="0.25cm" draw:transform="rotate (-1.5707963267949) translate (4.053cm 11.87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layout" svg:width="0.092cm" svg:height="0.25cm" draw:transform="rotate (-1.5707963267949) translate (4.053cm 11.743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layout" svg:width="0.832cm" svg:height="0.092cm" draw:transform="rotate (-1.5707963267949) translate (4.115cm 11.713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3" draw:text-style-name="P5" draw:layer="layout" svg:width="0.462cm" svg:height="0.832cm" svg:x="16.744cm" svg:y="11.714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6" draw:layer="layout" svg:width="0.047cm" svg:height="0.054cm" draw:transform="rotate (-1.5707963267949) translate (17.172cm 12.44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6" draw:layer="layout" svg:width="0.047cm" svg:height="0.054cm" draw:transform="rotate (-1.5707963267949) translate (17.172cm 12.312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6" draw:layer="layout" svg:width="0.046cm" svg:height="0.054cm" draw:transform="rotate (-1.5707963267949) translate (17.17cm 12.17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6" draw:layer="layout" svg:width="0.047cm" svg:height="0.054cm" draw:transform="rotate (-1.5707963267949) translate (17.17cm 12.041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6" draw:layer="layout" svg:width="0.046cm" svg:height="0.054cm" draw:transform="rotate (-1.5707963267949) translate (17.168cm 11.903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4" draw:text-style-name="P6" draw:layer="layout" svg:width="0.046cm" svg:height="0.054cm" draw:transform="rotate (-1.5707963267949) translate (17.168cm 11.76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5" draw:text-style-name="P5" draw:layer="layout" svg:width="0.968cm" svg:height="0.092cm" draw:transform="rotate (1.5707963267949) translate (16.711cm 12.614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" draw:text-style-name="P5" draw:layer="layout" svg:width="0.093cm" svg:height="0.251cm" draw:transform="rotate (-1.5707963267949) translate (17.121cm 12.42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5" draw:layer="layout" svg:width="0.092cm" svg:height="0.251cm" draw:transform="rotate (-1.5707963267949) translate (17.121cm 12.2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5" draw:layer="layout" svg:width="0.093cm" svg:height="0.25cm" draw:transform="rotate (-1.5707963267949) translate (17.116cm 12.155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5" draw:layer="layout" svg:width="0.093cm" svg:height="0.25cm" draw:transform="rotate (-1.5707963267949) translate (17.116cm 12.01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5" draw:layer="layout" svg:width="0.092cm" svg:height="0.25cm" draw:transform="rotate (-1.5707963267949) translate (17.114cm 11.8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6" draw:text-style-name="P5" draw:layer="layout" svg:width="0.092cm" svg:height="0.25cm" draw:transform="rotate (-1.5707963267949) translate (17.114cm 11.744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7" draw:text-style-name="P5" draw:layer="layout" svg:width="0.832cm" svg:height="0.092cm" draw:transform="rotate (-1.5707963267949) translate (16.894cm 11.714cm)">
            <text:p/>
            <draw:enhanced-geometry svg:viewBox="0 0 21600 21600" draw:mirror-horizont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14:06:13.247836397</meta:creation-date>
    <dc:date>2022-12-30T22:35:23.208702358</dc:date>
    <meta:editing-duration>PT26M41S</meta:editing-duration>
    <meta:editing-cycles>5</meta:editing-cycles>
    <meta:generator>LibreOffice/6.4.7.2$Linux_X86_64 LibreOffice_project/40$Build-2</meta:generator>
    <meta:document-statistic meta:object-count="63"/>
  </office:meta>
</office:document-meta>
</file>